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6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08in solid #000000"/>
    </style:style>
    <style:style style:name="ce88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number-columns-repeated="246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54">
            <text:p>54</text:p>
          </table:table-cell>
          <table:table-cell table:style-name="ce165" table:formula="of:=COUNTIF([.L$7:.L$978];[.$J1])" office:value-type="float" office:value="54">
            <text:p>54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1">
            <text:p>1</text:p>
          </table:table-cell>
          <table:table-cell table:style-name="ce165" table:formula="of:=COUNTIF([.L$7:.L$978];[.$J2])" office:value-type="float" office:value="1">
            <text:p>1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0">
            <text:p>0</text:p>
          </table:table-cell>
          <table:table-cell table:style-name="ce165" table:formula="of:=COUNTIF([.L$7:.L$978];[.$J5])" office:value-type="float" office:value="0">
            <text:p>0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8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TESTVN-5510</text:p>
          </table:table-cell>
          <table:table-cell table:style-name="ce133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21</text:p>
          </table:table-cell>
          <table:table-cell table:number-columns-repeated="242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18</text:p>
          </table:table-cell>
          <table:table-cell table:number-columns-repeated="242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27</text:p>
          </table:table-cell>
          <table:table-cell table:number-columns-repeated="242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30</text:p>
          </table:table-cell>
          <table:table-cell table:number-columns-repeated="242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39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14:1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7-10T14:19:38</dc:date>
    <meta:editing-cycles>174</meta:editing-cycles>
    <meta:editing-duration>PT42H17M52S</meta:editing-duration>
    <dc:creator>exoplatform </dc:creator>
    <meta:document-statistic meta:table-count="4" meta:cell-count="1342" meta:object-count="1"/>
    <meta:user-defined meta:name="Info 1"/>
    <meta:user-defined meta:name="Info 2"/>
    <meta:user-defined meta:name="Info 3"/>
    <meta:user-defined meta:name="Info 4"/>
  </office:meta>
</office:document-meta>
</file>